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2f2b70"/>
    </style:style>
    <style:style style:name="P2" style:family="paragraph" style:parent-style-name="Text_20_body">
      <style:text-properties officeooo:rsid="003242d6" officeooo:paragraph-rsid="003242d6"/>
    </style:style>
    <style:style style:name="P3" style:family="paragraph" style:parent-style-name="Text_20_body">
      <style:text-properties officeooo:rsid="003242d6" officeooo:paragraph-rsid="0032da04"/>
    </style:style>
    <style:style style:name="P4" style:family="paragraph" style:parent-style-name="Heading_20_1" style:master-page-name="Right_20_Page">
      <style:paragraph-properties style:page-number="auto"/>
      <style:text-properties officeooo:rsid="003242d6" officeooo:paragraph-rsid="003242d6"/>
    </style:style>
    <style:style style:name="P5" style:family="paragraph" style:parent-style-name="Heading_20_3">
      <style:paragraph-properties fo:margin-top="0.7cm" fo:margin-bottom="0.25cm" loext:contextual-spacing="false"/>
    </style:style>
    <style:style style:name="T1" style:family="text">
      <style:text-properties officeooo:rsid="000f59fb"/>
    </style:style>
    <style:style style:name="T2" style:family="text">
      <style:text-properties officeooo:rsid="003242d6"/>
    </style:style>
    <style:style style:name="T3" style:family="text">
      <style:text-properties officeooo:rsid="0032b188"/>
    </style:style>
    <style:style style:name="T4" style:family="text">
      <style:text-properties officeooo:rsid="0032da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ouse of the Rising Sun</text:h>
      <text:p text:style-name="P1">(<text:span text:style-name="T2">The Animals</text:span>)</text:p>
      <text:p text:style-name="Heading_20_3">[<text:span text:style-name="T2">INTRO</text:span>]</text:p>
      <text:p text:style-name="P2">Am <text:s/>C <text:s/>D <text:s/>F <text:s/>Am <text:s/>E <text:s/>Am <text:s/>E</text:p>
      <text:p text:style-name="Heading_20_3">[VERSE 1]</text:p>
      <text:p text:style-name="P2"><text:s text:c="6"/>Am <text:s text:c="2"/>C <text:s text:c="7"/>D <text:s text:c="10"/>F</text:p>
      <text:p text:style-name="P2">There is a house in New Orleans</text:p>
      <text:p text:style-name="P2"><text:s text:c="5"/>Am <text:s text:c="6"/>C <text:s text:c="5"/>E<text:span text:style-name="T3">7</text:span></text:p>
      <text:p text:style-name="P2">They call the Rising Sun</text:p>
      <text:p text:style-name="P2"><text:s text:c="9"/>Am <text:s text:c="6"/>C <text:s text:c="6"/>D <text:s text:c="10"/>F</text:p>
      <text:p text:style-name="P2">And it's been the ruin of many a poor boy</text:p>
      <text:p text:style-name="P2"><text:s text:c="4"/>Am <text:s text:c="5"/>E <text:s text:c="7"/>Am <text:bookmark-start text:name="__DdeLink__206_1879107689"/><text:s text:c="3"/><text:span text:style-name="T4">E7</text:span><text:bookmark-end text:name="__DdeLink__206_1879107689"/></text:p>
      <text:p text:style-name="P2">And Lord, I know I'm one</text:p>
      <text:p text:style-name="Heading_20_3">[VERSE 2]</text:p>
      <text:p text:style-name="P2"><text:s text:c="3"/>Am <text:s text:c="4"/>C <text:s text:c="4"/>D <text:s text:c="6"/>F</text:p>
      <text:p text:style-name="P2">My mother was a tailor</text:p>
      <text:p text:style-name="P2"><text:s text:c="4"/>Am <text:s text:c="6"/>C <text:s text:c="7"/>E<text:span text:style-name="T3">7</text:span> <text:s text:c="3"/></text:p>
      <text:p text:style-name="P2">She sewed my new blue jeans</text:p>
      <text:p text:style-name="P2"><text:s text:c="3"/>Am <text:s text:c="4"/>C <text:s text:c="4"/>D <text:s text:c="7"/>F</text:p>
      <text:p text:style-name="P2">My father was a gambling man</text:p>
      <text:p text:style-name="P3">Am <text:s text:c="5"/>E <text:s text:c="5"/>Am <text:s text:c="2"/><text:span text:style-name="T4">E7</text:span></text:p>
      <text:p text:style-name="P2">Down in New Orleans</text:p>
      <text:p text:style-name="Heading_20_3">[VERSE 3]</text:p>
      <text:p text:style-name="P2"><text:s text:c="9"/>Am <text:s text:c="2"/>C <text:s text:c="6"/>D <text:s text:c="6"/>F</text:p>
      <text:p text:style-name="P2">Now, the only thing a gambler needs</text:p>
      <text:p text:style-name="P2"><text:s text:c="5"/>Am <text:s text:c="6"/>C <text:s text:c="4"/>E<text:span text:style-name="T3">7</text:span></text:p>
      <text:p text:style-name="P2">Is a suitcase and a trunk</text:p>
      <text:p text:style-name="P2"><text:s text:c="8"/>Am <text:s text:c="2"/>C <text:s text:c="8"/>D <text:s text:c="9"/>F</text:p>
      <text:p text:style-name="P2">And the only time that he's satisfied</text:p>
      <text:p text:style-name="P3"><text:s text:c="3"/>Am <text:s text:c="5"/>E <text:s text:c="9"/>Am <text:s text:c="2"/><text:span text:style-name="T4">E7</text:span></text:p>
      <text:p text:style-name="P2">Is when he comes home drunk</text:p>
      <text:p text:style-name="P5"><text:soft-page-break/>[VERSE 4]</text:p>
      <text:p text:style-name="P2"><text:s text:c="3"/>Am <text:s text:c="5"/>C <text:s text:c="8"/>D <text:s text:c="7"/>F</text:p>
      <text:p text:style-name="P2">Oh Mother, tell your children</text:p>
      <text:p text:style-name="P2"><text:s text:c="7"/>Am <text:s text:c="5"/>C <text:s text:c="5"/>E<text:span text:style-name="T3">7</text:span></text:p>
      <text:p text:style-name="P2">Not to do what I have done</text:p>
      <text:p text:style-name="P2">Am <text:s text:c="8"/>C <text:s text:c="7"/>D <text:s text:c="9"/>F</text:p>
      <text:p text:style-name="P2">Spend your lives in sin and misery</text:p>
      <text:p text:style-name="P3"><text:s text:c="7"/>Am <text:s text:c="10"/>E <text:s text:c="5"/>Am <text:s text:c="2"/><text:span text:style-name="T4">E7</text:span></text:p>
      <text:p text:style-name="P2">In the house of the Rising sun</text:p>
      <text:p text:style-name="Heading_20_3">[VERSE 5]</text:p>
      <text:p text:style-name="P2"><text:s text:c="9"/>Am <text:s text:c="6"/>C <text:s text:c="5"/>D <text:s text:c="8"/>F</text:p>
      <text:p text:style-name="P2">I've got one foot on the platform</text:p>
      <text:p text:style-name="P2"><text:s text:c="4"/>Am <text:s text:c="3"/>C <text:s text:c="10"/>E<text:span text:style-name="T3">7</text:span></text:p>
      <text:p text:style-name="P2">the other foot on the train</text:p>
      <text:p text:style-name="P2"><text:s text:c="4"/>Am <text:s text:c="3"/>C <text:s text:c="6"/>D <text:s text:c="10"/>F</text:p>
      <text:p text:style-name="P2">I'm goin' back to New Orleans</text:p>
      <text:p text:style-name="P3"><text:s text:c="3"/>Am <text:s text:c="7"/>E <text:s text:c="7"/>Am <text:s text:c="4"/><text:span text:style-name="T4">E7</text:span></text:p>
      <text:p text:style-name="P2">To wear that ball and chain</text:p>
      <text:p text:style-name="Heading_20_3">[VERSE 6]</text:p>
      <text:p text:style-name="P2"><text:s text:c="12"/>Am <text:s text:c="2"/>C <text:s text:c="7"/>D <text:s text:c="10"/>F</text:p>
      <text:p text:style-name="P2">Well, there is a house in New Orleans</text:p>
      <text:p text:style-name="P2"><text:s text:c="5"/>Am <text:s text:c="6"/>C <text:s text:c="5"/>E<text:span text:style-name="T3">7</text:span> </text:p>
      <text:p text:style-name="P2">They call the Rising Sun</text:p>
      <text:p text:style-name="P2"><text:s text:c="9"/>Am <text:s text:c="6"/>C <text:s text:c="6"/>D <text:s text:c="10"/>F</text:p>
      <text:p text:style-name="P2">And it's been the ruin of many a poor boy</text:p>
      <text:p text:style-name="P3"><text:s text:c="4"/>Am <text:s text:c="5"/>E <text:s text:c="7"/>Am <text:s text:c="2"/><text:span text:style-name="T4">E7</text:span></text:p>
      <text:p text:style-name="P2">And Lord, I know I'm one</text:p>
      <text:p text:style-name="Heading_20_3">[OUTRO]</text:p>
      <text:p text:style-name="P2">Am <text:s/>E <text:s/>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9M31S</meta:editing-duration>
    <meta:editing-cycles>40</meta:editing-cycles>
    <meta:generator>LibreOffice/4.3.3.2$Linux_X86_64 LibreOffice_project/430m0$Build-2</meta:generator>
    <dc:title>Lyrics + Chords</dc:title>
    <dc:date>2018-05-09T22:21:30.024891680</dc:date>
    <meta:print-date>2017-04-03T12:23:29.985893000</meta:print-date>
    <meta:document-statistic meta:table-count="0" meta:image-count="0" meta:object-count="0" meta:page-count="2" meta:paragraph-count="60" meta:word-count="277" meta:character-count="1554" meta:non-whitespace-character-count="81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